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929cm"/>
    </style:style>
    <style:style style:name="co2" style:family="table-column">
      <style:table-column-properties fo:break-before="auto" style:column-width="2.547cm"/>
    </style:style>
    <style:style style:name="co3" style:family="table-column">
      <style:table-column-properties fo:break-before="auto" style:column-width="36.7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>
            <text:p>TITLE OF THE PROBLEM</text:p>
          </table:table-cell>
          <table:table-cell office:value-type="string" calcext:value-type="string">
            <text:p>TOPIC</text:p>
          </table:table-cell>
          <table:table-cell table:style-name="ce1" office:value-type="string" calcext:value-type="string">
            <text:p>HI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tect cycle in a graph</text:p>
          </table:table-cell>
          <table:table-cell table:style-name="ce2" office:value-type="string" calcext:value-type="string">
            <text:p>GRAP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tect cycle in a Directed graph</text:p>
          </table:table-cell>
          <table:table-cell table:style-name="ce2" office:value-type="string" calcext:value-type="string">
            <text:p>GRAP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WO SUM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use hash map and push elements la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pological sorting using DFS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use <text:span text:style-name="T1">stack</text:span> push elements after df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pological sorting using BFS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use indegree array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m of subset</text:p>
          </table:table-cell>
          <table:table-cell office:value-type="string" calcext:value-type="string">
            <text:p>backtracking</text:p>
          </table:table-cell>
          <table:table-cell office:value-type="string" calcext:value-type="string">
            <text:p>make a state space table dfs recursive branch and bou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jority element (freq(a[i])&gt;n/2)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use kadane’s voting algorithm we assume an element to be majority use <text:span text:style-name="T1">count </text:span><text:span text:style-name="T2">if element appears again increment count,any other element decrement, if </text:span><text:span text:style-name="T1">count </text:span><text:span text:style-name="T2">if (count &lt; 0 ) change the element to next element and count to 0</text:span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EFT SHIFT ARRAY(by 1 and d)</text:p>
          </table:table-cell>
          <table:table-cell office:value-type="string" calcext:value-type="string">
            <text:p>ARRA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peating element</text:p>
          </table:table-cell>
          <table:table-cell office:value-type="string" calcext:value-type="string">
            <text:p>SEARCHING</text:p>
          </table:table-cell>
          <table:table-cell office:value-type="string" calcext:value-type="string">
            <text:p>USE SLOW AND FAST POINTERS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minimum pages to be read by k students</text:p>
          </table:table-cell>
          <table:table-cell table:style-name="ce6" office:value-type="string" calcext:value-type="string">
            <text:p>SEARCHING</text:p>
          </table:table-cell>
          <table:table-cell table:style-name="ce4" office:value-type="string" calcext:value-type="string">
            <text:p>approach (i) recursive <text:s/>or (ii)use binary search in th range (max(arr),sum(arr)) and check feasibilty if it can be divided in k parts or not</text:p>
          </table:table-cell>
          <table:table-cell table:style-name="ce4" table:number-columns-repeated="16381"/>
        </table:table-row>
        <table:table-row table:style-name="ro1">
          <table:table-cell office:value-type="string" calcext:value-type="string">
            <text:p>kth smallest element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use partition algorithm to get the kth smallest element three cases i)p=k-1 <text:s/>ii)p&gt;k-1 <text:s/>iii)p&lt;k-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oup overlapping intervals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sort in increasing order of start time, then initialise res=1; run for loop from second element to n-1 check if interval is overlapping if yes then merge st=min(arr[res].st,arr[i].st) and end=maxr(res.end,i.end) else res++; arr[res]=arr[i]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et maximum guests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sort both arrival and departure times then initialize res=1,curr=1,i=1,j=0, while(i&lt;n&amp;&amp;j&lt;n) if(arr[i]&lt;dep[j]) curr++ i++; else curr--; j++; res=max(curr,res); return resul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eate a copy of randomly connected sll</text:p>
          </table:table-cell>
          <table:table-cell office:value-type="string" calcext:value-type="string">
            <text:p>LINKED LIST</text:p>
          </table:table-cell>
          <table:table-cell office:value-type="string" calcext:value-type="string">
            <text:p>use a hashmap to store the nodes and map it to a new node by creating using the same nodes data and than acess the value’s next and random pointer and change accordingly</text:p>
          </table:table-cell>
          <table:table-cell table:number-columns-repeated="16381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1">00/00/0000</text:date>, <text:time style:data-style-name="N2" text:time-value="16:34:36.8580982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1:16:11.866535271</meta:creation-date>
    <dc:date>2025-07-31T20:01:51.626166025</dc:date>
    <meta:editing-duration>P2DT18H31M36S</meta:editing-duration>
    <meta:editing-cycles>8</meta:editing-cycles>
    <meta:generator>LibreOffice/24.2.7.2$Linux_X86_64 LibreOffice_project/420$Build-2</meta:generator>
    <meta:document-statistic meta:table-count="1" meta:cell-count="42" meta:object-count="0"/>
  </office:meta>
</office:document-meta>
</file>